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6.7pt"/>
    </style:style>
    <style:style style:name="co2" style:family="table-column">
      <style:table-column-properties fo:break-before="auto" style:column-width="272.86pt"/>
    </style:style>
    <style:style style:name="co3" style:family="table-column">
      <style:table-column-properties fo:break-before="auto" style:column-width="57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9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formula="of:=(1/3)*([.C2]+2-2*[.D2])/(2*[.D2]+1- [.C2])" office:value-type="float" office:value="0.329796640141468" calcext:value-type="float">
            <text:p>0.329796640141468</text:p>
          </table:table-cell>
          <table:table-cell table:formula="of:=(1/9)*([.C2]-2*[.D2]+2)*(2*[.C2]-[.D2]+1)/(([.C2]-2*[.D2]-1)*(2*[.C2]-[.D2]-2))" office:value-type="float" office:value="0.107182098760042" calcext:value-type="float">
            <text:p>0.107182098760042</text:p>
          </table:table-cell>
          <table:table-cell office:value-type="float" office:value="0.49" calcext:value-type="float">
            <text:p>0.49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31</text:p>
          </table:table-cell>
          <table:table-cell table:number-columns-repeated="2"/>
        </table:table-row>
        <table:table-row table:style-name="ro1">
          <table:table-cell table:formula="of:=(1+[.A2])/(1+[.A2]+[.B2])" office:value-type="float" office:value="0.925411492975897" calcext:value-type="float">
            <text:p>0.925411492975897</text:p>
          </table:table-cell>
          <table:table-cell table:formula="of:=1/(1+[.A2]+[.B2])" office:value-type="float" office:value="0.695904520316316" calcext:value-type="float">
            <text:p>0.69590452031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f</text:p>
          </table:table-cell>
          <table:table-cell table:number-columns-repeated="3"/>
        </table:table-row>
        <table:table-row table:style-name="ro1">
          <table:table-cell table:formula="of:=0.5*[.A5]+0.5*[.B5]" office:value-type="float" office:value="0.810658006646106" calcext:value-type="float">
            <text:p>0.810658006646106</text:p>
          </table:table-cell>
          <table:table-cell table:number-columns-repeated="3"/>
        </table:table-row>
      </table:table>
      <table:table table:name="Sheet2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2</text:p>
          </table:table-cell>
          <table:table-cell/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table:formula="of:=(3*[.C1]*[.C2]*(3-[.C1]-2*(1-[.C2])) / ([.C1]*([.C1] +2*(1-[.C2]))*(2*[.C1] + (1-[.C2]))+3*[.C1]*[.C2]*(2*[.C1]+(1-[.C2]))+[.C2]*([.C2]+2*(1-[.C1]))))" office:value-type="float" office:value="0.377908229346782" calcext:value-type="float">
            <text:p>0.377908229346782</text:p>
          </table:table-cell>
          <table:table-cell/>
          <table:table-cell office:value-type="float" office:value="0.499" calcext:value-type="float">
            <text:p>0.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1</text:p>
          </table:table-cell>
          <table:table-cell table:number-columns-repeated="5"/>
        </table:table-row>
        <table:table-row table:style-name="ro1">
          <table:table-cell table:formula="of:=[.A2]*(2*[.C1]+(1-[.C2]))/(3-[.C1]-2*(1-[.C2]))" office:value-type="float" office:value="0.371141967946011" calcext:value-type="float">
            <text:p>0.371141967946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</text:p>
          </table:table-cell>
          <table:table-cell table:number-columns-repeated="5"/>
        </table:table-row>
        <table:table-row table:style-name="ro1">
          <table:table-cell table:formula="of:=[.A4]*([.C2]+2-2*[.C1])/3*[.C1]" office:value-type="float" office:value="0.0920815593872984" calcext:value-type="float">
            <text:p>0.092081559387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 inf</text:p>
          </table:table-cell>
          <table:table-cell table:number-columns-repeated="5"/>
        </table:table-row>
        <table:table-row table:style-name="ro1">
          <table:table-cell table:formula="of:=(1/3)*[.A4] + (2/3)*[.A2] + [.A6]" office:value-type="float" office:value="0.467734368267156" calcext:value-type="float">
            <text:p>0.46773436826715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3:11:40.003657900</meta:creation-date>
    <dc:date>2017-04-24T05:29:27.569552337</dc:date>
    <meta:editing-duration>PT10M46S</meta:editing-duration>
    <meta:editing-cycles>4</meta:editing-cycles>
    <meta:generator>LibreOffice/5.3.2.2$Linux_X86_64 LibreOffice_project/30m0$Build-2</meta:generator>
    <meta:document-statistic meta:table-count="2" meta:cell-count="24" meta:object-count="0"/>
  </office:meta>
</office:document-meta>
</file>